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d8c"/>
    </style:style>
    <style:style style:name="P2" style:family="paragraph" style:parent-style-name="Standard">
      <style:text-properties officeooo:rsid="00161d7e" officeooo:paragraph-rsid="00161d7e"/>
    </style:style>
    <style:style style:name="P3" style:family="paragraph" style:parent-style-name="Standard">
      <style:text-properties officeooo:rsid="00168131" officeooo:paragraph-rsid="00168131"/>
    </style:style>
    <style:style style:name="P4" style:family="paragraph" style:parent-style-name="Standard">
      <style:text-properties officeooo:paragraph-rsid="00168131"/>
    </style:style>
    <style:style style:name="P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8" style:family="paragraph" style:parent-style-name="Standard">
      <style:text-properties officeooo:paragraph-rsid="00178e47"/>
    </style:style>
    <style:style style:name="P9" style:family="paragraph" style:parent-style-name="Standard">
      <style:text-properties officeooo:rsid="00178e47" officeooo:paragraph-rsid="00178e47"/>
    </style:style>
    <style:style style:name="T1" style:family="text">
      <style:text-properties officeooo:rsid="00168131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 fo:background-color="#1e1e1e" loext:char-shading-value="0"/>
    </style:style>
    <style:style style:name="T7" style:family="text">
      <style:text-properties fo:color="#b5cea8"/>
    </style:style>
    <style:style style:name="T8" style:family="text">
      <style:text-properties fo:color="#b5cea8" style:font-name="Droid Sans Mono" fo:font-size="10.5pt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ce9178"/>
    </style:style>
    <style:style style:name="T11" style:family="text">
      <style:text-properties fo:color="#c586c0"/>
    </style:style>
    <style:style style:name="T12" style:family="text">
      <style:text-properties fo:color="#0000ff"/>
    </style:style>
    <style:style style:name="T13" style:family="text">
      <style:text-properties fo:color="#0000ff" style:font-name="Droid Sans Mono" fo:font-size="10.5pt" fo:font-weight="normal" fo:background-color="#ffffff" loext:char-shading-value="0"/>
    </style:style>
    <style:style style:name="T14" style:family="text">
      <style:text-properties fo:color="#000000" style:font-name="Droid Sans Mono" fo:font-size="10.5pt" fo:font-weight="normal" fo:background-color="#ffffff" loext:char-shading-value="0"/>
    </style:style>
    <style:style style:name="T15" style:family="text">
      <style:text-properties fo:color="#098658"/>
    </style:style>
    <style:style style:name="T16" style:family="text">
      <style:text-properties fo:color="#098658" style:font-name="Droid Sans Mono" fo:font-size="10.5pt" fo:font-weight="normal" fo:background-color="#ffffff" loext:char-shading-value="0"/>
    </style:style>
    <style:style style:name="T17" style:family="text">
      <style:text-properties fo:color="#a31515"/>
    </style:style>
    <style:style style:name="T18" style:family="text">
      <style:text-properties officeooo:rsid="00178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ray Exercises</text:p>
      <text:p text:style-name="Standard">1. What are the two methods for creating an empty array?</text:p>
      <text:p text:style-name="Standard"/>
      <text:p text:style-name="Standard"><text:tab/>var cars = ["Saab", "Volvo", "BMW"];</text:p>
      <text:p text:style-name="Standard"><text:tab/>var cars = new Array("Saab", "Volvo", "BMW");</text:p>
      <text:p text:style-name="Standard"/>
      <text:p text:style-name="Standard">2. Write a Javascript Function which returns the</text:p>
      <text:p text:style-name="Standard">1.1) Max value in an array passed as an argument.</text:p>
      <text:p text:style-name="Standard">1.2) Min value in an array</text:p>
      <text:p text:style-name="Standard"/>
      <text:p text:style-name="P3">&lt;script&gt;</text:p>
      <text:p text:style-name="P4"><text:span text:style-name="T1"><text:tab/></text:span><text:span text:style-name="T13">var</text:span><text:span text:style-name="T14"> numArray = [</text:span><text:span text:style-name="T16">9</text:span><text:span text:style-name="T14">,</text:span><text:span text:style-name="T16">5</text:span><text:span text:style-name="T14">,</text:span><text:span text:style-name="T16">89</text:span><text:span text:style-name="T14">,</text:span><text:span text:style-name="T16">1991</text:span><text:span text:style-name="T14">,</text:span><text:span text:style-name="T16">76</text:span><text:span text:style-name="T14">,</text:span><text:span text:style-name="T16">10</text:span><text:span text:style-name="T14">]</text:span></text:p>
      <text:p text:style-name="P7">alert(<text:span text:style-name="T17">"Max value is "</text:span>+arrayMaxMin(numArray,<text:span text:style-name="T17">"Max"</text:span>))</text:p>
      <text:p text:style-name="P7">alert(<text:span text:style-name="T17">"Min value is "</text:span>+arrayMaxMin(numArray,<text:span text:style-name="T17">"Min"</text:span>))</text:p>
      <text:p text:style-name="P6"/>
      <text:p text:style-name="P7"><text:span text:style-name="T12">function</text:span> arrayMaxMin(array,num){</text:p>
      <text:p text:style-name="P7"><text:span text:style-name="T12">var</text:span> value=array[<text:span text:style-name="T15">0</text:span>];</text:p>
      <text:p text:style-name="P6"/>
      <text:p text:style-name="P7"><text:span text:style-name="T12">for</text:span> (<text:span text:style-name="T12">var</text:span> i=<text:span text:style-name="T15">1</text:span>;i&lt;array.length;i++){</text:p>
      <text:p text:style-name="P7"><text:span text:style-name="T12">if</text:span> (num==<text:span text:style-name="T17">"Min"</text:span>){</text:p>
      <text:p text:style-name="P7"><text:span text:style-name="T12">if</text:span>(array[i]&lt;value){</text:p>
      <text:p text:style-name="P7">value=array[i];</text:p>
      <text:p text:style-name="P7">}</text:p>
      <text:p text:style-name="P7">} elseif (num==<text:span text:style-name="T17">"Max"</text:span>){</text:p>
      <text:p text:style-name="P7"><text:span text:style-name="T12">if</text:span>(array[i]&gt;value){</text:p>
      <text:p text:style-name="P7">value=array[i];</text:p>
      <text:p text:style-name="P7">}</text:p>
      <text:p text:style-name="P7">}</text:p>
      <text:p text:style-name="P7">}</text:p>
      <text:p text:style-name="P7"><text:span text:style-name="T12">return</text:span> value;</text:p>
      <text:p text:style-name="P7">}</text:p>
      <text:p text:style-name="P4"><text:span text:style-name="T1">&lt;/script</text:span><text:span text:style-name="T18">&gt;</text:span></text:p>
      <text:p text:style-name="P4"/>
      <text:p text:style-name="Standard">3. Add 5 new fruits in the middle of the following array.</text:p>
      <text:p text:style-name="Standard">var fruits = ["Apple","Banana"];</text:p>
      <text:p text:style-name="Standard">3.1) Get the fruit name in index 3?</text:p>
      <text:p text:style-name="Standard">3.2) Get the length of the array?</text:p>
      <text:p text:style-name="Standard">3.3) Get the reverse order of elements of fruits?</text:p>
      <text:p text:style-name="Standard"/>
      <text:p text:style-name="P8"><text:tab/>&lt;script&gt;</text:p>
      <text:p text:style-name="P8"><text:s text:c="6"/>var fruits= ["Apple","Banana", "Pineapple", <text:s/>"Orange","mango"];</text:p>
      <text:p text:style-name="P8"/>
      <text:p text:style-name="P8">document.getElementById('DSN1').innerHTML = furits.length;</text:p>
      <text:p text:style-name="P8">document.getElementById('DSN2').innerHTMl=fruits[3];</text:p>
      <text:p text:style-name="P8"/>
      <text:p text:style-name="P8"/>
      <text:p text:style-name="P8"><text:s text:c="7"/>function myFunction() {</text:p>
      <text:p text:style-name="P8"><text:s text:c="2"/>fruits.reverse();</text:p>
      <text:p text:style-name="P8"><text:s text:c="2"/>document.getElementById("DSN3").innerHTML = fruits;</text:p>
      <text:p text:style-name="P8">}</text:p>
      <text:p text:style-name="P8"><text:s text:c="3"/>&lt;/script&gt;</text:p>
      <text:p text:style-name="Standard"/>
      <text:p text:style-name="Standard"><text:soft-page-break/></text:p>
      <text:p text:style-name="Standard"/>
      <text:p text:style-name="Standard"/>
      <text:p text:style-name="Standard">4.Create an array called num with following numbers 4,1,8,3,9,12</text:p>
      <text:p text:style-name="Standard">4.1) Print the sorted array</text:p>
      <text:p text:style-name="Standard"/>
      <text:p text:style-name="Standard">&lt;script&gt;</text:p>
      <text:p text:style-name="Standard">var num = [4,1,8,3,9,12 ];</text:p>
      <text:p text:style-name="Standard">document.getElementById("demo").innerHTML = num; <text:s/></text:p>
      <text:p text:style-name="Standard">function myFunction() {</text:p>
      <text:p text:style-name="Standard"><text:s text:c="2"/>num.sort(function(a, b){return a - b});</text:p>
      <text:p text:style-name="Standard"><text:s text:c="2"/>document.getElementById("demo").innerHTML = num;</text:p>
      <text:p text:style-name="Standard">}</text:p>
      <text:p text:style-name="Standard">&lt;/script&gt;</text:p>
      <text:p text:style-name="Standard"/>
      <text:p text:style-name="Standard"/>
      <text:p text:style-name="Standard">5.var foods = ["rice", "pizza", "sandwich", "rolls"];</text:p>
      <text:p text:style-name="Standard">5.1)Removes the last element ("rolls") from foods</text:p>
      <text:p text:style-name="Standard"/>
      <text:p text:style-name="Standard"><text:tab/>&lt;script&gt;</text:p>
      <text:p text:style-name="Standard">var foods = ["rice", "pizza", "sandwich", "rolls"]; </text:p>
      <text:p text:style-name="Standard">document.getElementById("demo1").innerHTML = foods;</text:p>
      <text:p text:style-name="Standard">foods.pop();</text:p>
      <text:p text:style-name="Standard">document.getElementById("demo2").innerHTML = foods;</text:p>
      <text:p text:style-name="Standard">&lt;/script&gt;</text:p>
      <text:p text:style-name="Standard"/>
      <text:p text:style-name="Standard"/>
      <text:p text:style-name="Standard">5.2)Adds a new element ("cake") to foods </text:p>
      <text:p text:style-name="Standard"/>
      <text:p text:style-name="Standard">&lt;script&gt;</text:p>
      <text:p text:style-name="Standard">var foods = ["rice", "pizza", "sandwich", "rolls"];</text:p>
      <text:p text:style-name="Standard">document.getElementById("demo1").innerHTML = foods;</text:p>
      <text:p text:style-name="Standard"/>
      <text:p text:style-name="Standard">function myFunction() {</text:p>
      <text:p text:style-name="Standard"><text:s text:c="2"/>foods.push("cake");</text:p>
      <text:p text:style-name="Standard"><text:s text:c="2"/>document.getElementById("demo").innerHTML = foods}</text:p>
      <text:p text:style-name="Standard">&lt;/script&gt;</text:p>
      <text:p text:style-name="Standard"/>
      <text:p text:style-name="Standard">5.3)Removes the first element "rice" from foods</text:p>
      <text:p text:style-name="Standard"/>
      <text:p text:style-name="Standard"><text:tab/>&lt;script&gt;</text:p>
      <text:p text:style-name="Standard">var foods = ["rice", "pizza", "sandwich", "rolls"];</text:p>
      <text:p text:style-name="Standard">document.getElementById("demo1").innerHTML = foods</text:p>
      <text:p text:style-name="Standard">function myFunction()</text:p>
      <text:p text:style-name="Standard"><text:s/>{</text:p>
      <text:p text:style-name="Standard"><text:s text:c="3"/>foods.shift();</text:p>
      <text:p text:style-name="Standard"><text:s text:c="2"/>document.getElementById("demo").innerHTML = foods;</text:p>
      <text:p text:style-name="Standard">}</text:p>
      <text:p text:style-name="Standard">&lt;/script&gt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6. Create an array like this. var fruits = ["Apple"];</text:p>
      <text:p text:style-name="Standard">6.1) Add Pineapple, Lemon before “Apple”</text:p>
      <text:p text:style-name="Standard">6.2) Add “Orange", "Peach" after “Apple”</text:p>
      <text:p text:style-name="Standard">(Use suitable codes to create this array)</text:p>
      <text:p text:style-name="Standard"/>
      <text:p text:style-name="P9">&lt;script&gt;</text:p>
      <text:p text:style-name="P8"><text:tab/>var fruits= ["Pineapple",”<text:span text:style-name="T18">Lemon”,</text:span>"Apple","Banana", <text:s text:c="2"/>“Orange", "Peach"];</text:p>
      <text:p text:style-name="P9">&lt;/scrip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21:51.941747445</meta:creation-date>
    <dc:date>2021-01-20T14:39:20.863799639</dc:date>
    <meta:editing-duration>PT6M13S</meta:editing-duration>
    <meta:editing-cycles>1</meta:editing-cycles>
    <meta:document-statistic meta:table-count="0" meta:image-count="0" meta:object-count="0" meta:page-count="3" meta:paragraph-count="84" meta:word-count="301" meta:character-count="2510" meta:non-whitespace-character-count="2245"/>
    <meta:generator>LibreOffice/6.4.6.2$Linux_X86_64 LibreOffice_project/40$Build-2</meta:generator>
  </office:meta>
</office:document-meta>
</file>